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DejaVu Serif" svg:font-family="'DejaVu Serif', Georgia, 'Times New Roman', Times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528in"/>
    </style:style>
    <style:style style:name="Table1.B" style:family="table-column">
      <style:table-column-properties style:column-width="6.1722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eeeeef">
        <style:background-image/>
      </style:table-row-properties>
    </style:style>
    <style:style style:name="P1" style:family="paragraph" style:parent-style-name="Table_20_Contents">
      <style:paragraph-properties fo:margin-top="0.0665in" fo:margin-bottom="0in" loext:contextual-spacing="false" fo:text-align="start" style:justify-single-word="false"/>
    </style:style>
    <style:style style:name="P2" style:family="paragraph" style:parent-style-name="Table_20_Contents">
      <style:paragraph-properties fo:margin-left="0in" fo:margin-right="0.0835in" fo:margin-top="0.0252in" fo:margin-bottom="0.0165in" loext:contextual-spacing="false" fo:text-align="start" style:justify-single-word="false" fo:text-indent="0in" style:auto-text-indent="false"/>
      <style:text-properties fo:color="#474747" style:font-name="DejaVu Serif" fo:font-size="8.39999961853027pt" loext:padding="0in" loext:border="none"/>
    </style:style>
    <style:style style:name="P3" style:family="paragraph" style:parent-style-name="Table_20_Contents">
      <style:paragraph-properties fo:margin-left="0in" fo:margin-right="0.0835in" fo:margin-top="0.0665in" fo:margin-bottom="0in" loext:contextual-spacing="false" fo:text-align="start" style:justify-single-word="false" fo:text-indent="0in" style:auto-text-indent="false"/>
    </style:style>
    <style:style style:name="T1" style:family="text">
      <style:text-properties style:font-name="DejaVu Sans Mono" fo:font-size="8.39999961853027pt" loext:padding="0in" loext:border="none"/>
    </style:style>
    <style:style style:name="T2" style:family="text">
      <style:text-properties style:font-name="DejaVu Sans Mono" fo:font-size="8.39999961853027pt" fo:background-color="#fff200" loext:char-shading-value="0" loext:padding="0in" loext:border="none"/>
    </style:style>
    <style:style style:name="T3" style:family="text">
      <style:text-properties style:font-name="DejaVu Sans Mono" fo:font-size="8.39999961853027pt" fo:background-color="#fff200" loext:char-shading-value="0" loext:padding="0in" loext:border="none"/>
    </style:style>
    <style:style style:name="T4" style:family="text">
      <style:text-properties fo:font-size="7.80000019073486pt" style:font-size-asian="7.80000019073486pt" style:font-size-complex="7.80000019073486pt"/>
    </style:style>
    <style:style style:name="T5" style:family="text">
      <style:text-properties fo:color="#4a6782" style:text-line-through-style="none" style:text-line-through-type="none" style:font-name="DejaVu Sans Mono" fo:font-size="8.39999961853027pt" style:text-underline-style="none" fo:font-weight="bold" style:text-blinking="false" loext:padding="0in" loext:border="none"/>
    </style:style>
    <style:style style:name="T6" style:family="text">
      <style:text-properties fo:color="#4a6782" style:text-line-through-style="none" style:text-line-through-type="none" style:font-name="DejaVu Sans Mono" fo:font-size="8.39999961853027pt" style:text-underline-style="none" fo:font-weight="bold" style:text-blinking="false" fo:background-color="#fff200" loext:char-shading-value="0" loext:padding="0in" loext:border="none"/>
    </style:style>
    <style:style style:name="T7" style:family="text">
      <style:text-properties fo:color="#4a6782" style:text-line-through-style="none" style:text-line-through-type="none" style:font-name="DejaVu Sans Mono" fo:font-size="8.39999961853027pt" style:text-underline-style="none" fo:font-weight="bold" style:text-blinking="false" fo:background-color="#fff200" loext:char-shading-value="0" loext:padding="0in" loext:border="none"/>
    </style:style>
    <style:style style:name="T8" style:family="text">
      <style:text-properties fo:color="#474747" style:font-name="DejaVu Serif" fo:font-size="8.39999961853027pt" loext:padding="0in" loext:border="none"/>
    </style:style>
    <style:style style:name="T9" style:family="text">
      <style:text-properties fo:color="#474747" style:font-name="DejaVu Serif" fo:font-size="8.39999961853027pt" fo:font-style="italic" loext:padding="0in" loext:border="none"/>
    </style:style>
    <style:style style:name="T10" style:family="text">
      <style:text-properties fo:color="#474747" style:font-name="DejaVu Sans Mono" fo:font-size="8.39999961853027pt" loext:padding="0in" loext:border="none"/>
    </style:style>
    <style:style style:name="T11" style:family="text">
      <style:text-properties fo:font-style="italic"/>
    </style:style>
    <style:style style:name="T12" style:family="text">
      <style:text-properties fo:font-size="4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0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bs-double-" text:style-name="Internet_20_link" text:visited-style-name="Visited_20_Internet_20_Link"><text:span text:style-name="Source_20_Text"><text:span text:style-name="T5">abs</text:span></text:span></text:a><text:span text:style-name="Source_20_Text"><text:span text:style-name="T1">(double a)</text:span></text:span></text:p>
            <text:p text:style-name="P3"><text:span text:style-name="T8">Returns the absolute value of a </text:span><text:span text:style-name="Source_20_Text"><text:span text:style-name="T10">double</text:span></text:span><text:span text:style-name="T8"> value.</text:span><text:bookmark text:name="i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bs-float-" text:style-name="Internet_20_link" text:visited-style-name="Visited_20_Internet_20_Link"><text:span text:style-name="Source_20_Text"><text:span text:style-name="T5">abs</text:span></text:span></text:a><text:span text:style-name="Source_20_Text"><text:span text:style-name="T1">(float a)</text:span></text:span></text:p>
            <text:p text:style-name="P3"><text:span text:style-name="T8">Returns the absolute value of a </text:span><text:span text:style-name="Source_20_Text"><text:span text:style-name="T10">float</text:span></text:span><text:span text:style-name="T8"> value.</text:span><text:bookmark text:name="i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bs-int-" text:style-name="Internet_20_link" text:visited-style-name="Visited_20_Internet_20_Link"><text:span text:style-name="Source_20_Text"><text:span text:style-name="T5">abs</text:span></text:span></text:a><text:span text:style-name="Source_20_Text"><text:span text:style-name="T1">(int a)</text:span></text:span></text:p>
            <text:p text:style-name="P3"><text:span text:style-name="T8">Returns the absolute value of an </text:span><text:span text:style-name="Source_20_Text"><text:span text:style-name="T10">int</text:span></text:span><text:span text:style-name="T8"> value.</text:span><text:bookmark text:name="i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bs-long-" text:style-name="Internet_20_link" text:visited-style-name="Visited_20_Internet_20_Link"><text:span text:style-name="Source_20_Text"><text:span text:style-name="T5">abs</text:span></text:span></text:a><text:span text:style-name="Source_20_Text"><text:span text:style-name="T1">(long a)</text:span></text:span></text:p>
            <text:p text:style-name="P3"><text:span text:style-name="T8">Returns the absolute value of a </text:span><text:span text:style-name="Source_20_Text"><text:span text:style-name="T10">long</text:span></text:span><text:span text:style-name="T8"> value.</text:span><text:bookmark text:name="i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cos-double-" text:style-name="Internet_20_link" text:visited-style-name="Visited_20_Internet_20_Link"><text:span text:style-name="Source_20_Text"><text:span text:style-name="T7">acos</text:span></text:span></text:a><text:span text:style-name="Source_20_Text"><text:span text:style-name="T1">(double a)</text:span></text:span></text:p>
            <text:p text:style-name="P2">Returns the arc cosine of a value; the returned angle is in the range 0.0 through <text:span text:style-name="T11">pi</text:span>.<text:bookmark text:name="i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ddExact-int-int-" text:style-name="Internet_20_link" text:visited-style-name="Visited_20_Internet_20_Link"><text:span text:style-name="Source_20_Text"><text:span text:style-name="T5">addExact</text:span></text:span></text:a><text:span text:style-name="Source_20_Text"><text:span text:style-name="T1">(int x, int y)</text:span></text:span></text:p>
            <text:p text:style-name="P3"><text:span text:style-name="T8">Returns the sum of its arguments, throwing an exception if the result overflows an </text:span><text:span text:style-name="Source_20_Text"><text:span text:style-name="T10">int</text:span></text:span><text:span text:style-name="T8">.</text:span><text:bookmark text:name="i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ddExact-long-long-" text:style-name="Internet_20_link" text:visited-style-name="Visited_20_Internet_20_Link"><text:span text:style-name="Source_20_Text"><text:span text:style-name="T5">addExact</text:span></text:span></text:a><text:span text:style-name="Source_20_Text"><text:span text:style-name="T1">(long x, long y)</text:span></text:span></text:p>
            <text:p text:style-name="P3"><text:span text:style-name="T8">Returns the sum of its arguments, throwing an exception if the result overflows a </text:span><text:span text:style-name="Source_20_Text"><text:span text:style-name="T10">long</text:span></text:span><text:span text:style-name="T8">.</text:span><text:bookmark text:name="i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sin-double-" text:style-name="Internet_20_link" text:visited-style-name="Visited_20_Internet_20_Link"><text:span text:style-name="Source_20_Text"><text:span text:style-name="T7">asin</text:span></text:span></text:a><text:span text:style-name="Source_20_Text"><text:span text:style-name="T1">(double a)</text:span></text:span></text:p>
            <text:p text:style-name="P2">Returns the arc sine of a value; the returned angle is in the range -<text:span text:style-name="T11">pi</text:span>/2 through <text:span text:style-name="T11">pi</text:span>/2.<text:bookmark text:name="i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tan-double-" text:style-name="Internet_20_link" text:visited-style-name="Visited_20_Internet_20_Link"><text:span text:style-name="Source_20_Text"><text:span text:style-name="T7">atan</text:span></text:span></text:a><text:span text:style-name="Source_20_Text"><text:span text:style-name="T1">(double a)</text:span></text:span></text:p>
            <text:p text:style-name="P2">Returns the arc tangent of a value; the returned angle is in the range -<text:span text:style-name="T11">pi</text:span>/2 through <text:span text:style-name="T11">pi</text:span>/2.<text:bookmark text:name="i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atan2-double-double-" text:style-name="Internet_20_link" text:visited-style-name="Visited_20_Internet_20_Link"><text:span text:style-name="Source_20_Text"><text:span text:style-name="T7">atan2</text:span></text:span></text:a><text:span text:style-name="Source_20_Text"><text:span text:style-name="T1">(double y, double x)</text:span></text:span></text:p>
            <text:p text:style-name="P3"><text:span text:style-name="T8">Returns the angle </text:span><text:span text:style-name="T9">theta</text:span><text:span text:style-name="T8"> from the conversion of rectangular coordinates (</text:span><text:span text:style-name="Source_20_Text"><text:span text:style-name="T10">x</text:span></text:span><text:span text:style-name="T8">, </text:span><text:span text:style-name="Source_20_Text"><text:span text:style-name="T10">y</text:span></text:span><text:span text:style-name="T8">) to polar coordinates (r, </text:span><text:span text:style-name="T9">theta</text:span><text:span text:style-name="T8">).</text:span><text:bookmark text:name="i1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cbrt-double-" text:style-name="Internet_20_link" text:visited-style-name="Visited_20_Internet_20_Link"><text:span text:style-name="Source_20_Text"><text:span text:style-name="T7">cbrt</text:span></text:span></text:a><text:span text:style-name="Source_20_Text"><text:span text:style-name="T1">(double a)</text:span></text:span></text:p>
            <text:p text:style-name="P3"><text:span text:style-name="T8">Returns the cube root of a </text:span><text:span text:style-name="Source_20_Text"><text:span text:style-name="T10">double</text:span></text:span><text:span text:style-name="T8"> value.</text:span><text:bookmark text:name="i1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ceil-double-" text:style-name="Internet_20_link" text:visited-style-name="Visited_20_Internet_20_Link"><text:span text:style-name="Source_20_Text"><text:span text:style-name="T7">ceil</text:span></text:span></text:a><text:span text:style-name="Source_20_Text"><text:span text:style-name="T1">(double a)</text:span></text:span></text:p>
            <text:p text:style-name="P3"><text:span text:style-name="T8">Returns the smallest (closest to negative infinity) </text:span><text:span text:style-name="Source_20_Text"><text:span text:style-name="T10">double</text:span></text:span><text:span text:style-name="T8"> value that is greater than or equal to the argument and is equal to a mathematical integer.</text:span><text:bookmark text:name="i1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copySign-double-double-" text:style-name="Internet_20_link" text:visited-style-name="Visited_20_Internet_20_Link"><text:span text:style-name="Source_20_Text"><text:span text:style-name="T5">copySign</text:span></text:span></text:a><text:span text:style-name="Source_20_Text"><text:span text:style-name="T1">(double magnitude, double sign)</text:span></text:span></text:p>
            <text:p text:style-name="P2">Returns the first floating-point argument with the sign of the second floating-point argument.<text:bookmark text:name="i1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copySign-float-float-" text:style-name="Internet_20_link" text:visited-style-name="Visited_20_Internet_20_Link"><text:span text:style-name="Source_20_Text"><text:span text:style-name="T5">copySign</text:span></text:span></text:a><text:span text:style-name="Source_20_Text"><text:span text:style-name="T1">(float magnitude, float sign)</text:span></text:span></text:p>
            <text:p text:style-name="P2">Returns the first floating-point argument with the sign of the second floating-point argument.<text:bookmark text:name="i1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cos-double-" text:style-name="Internet_20_link" text:visited-style-name="Visited_20_Internet_20_Link"><text:span text:style-name="Source_20_Text"><text:span text:style-name="T7">cos</text:span></text:span></text:a><text:span text:style-name="Source_20_Text"><text:span text:style-name="T3">(double a)</text:span></text:span></text:p>
            <text:p text:style-name="P2">Returns the trigonometric cosine of an angle.<text:bookmark text:name="i1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cosh-double-" text:style-name="Internet_20_link" text:visited-style-name="Visited_20_Internet_20_Link"><text:span text:style-name="Source_20_Text"><text:span text:style-name="T7">cosh</text:span></text:span></text:a><text:span text:style-name="Source_20_Text"><text:span text:style-name="T3">(double x)</text:span></text:span></text:p>
            <text:p text:style-name="P3"><text:span text:style-name="T8">Returns the hyperbolic cosine of a </text:span><text:span text:style-name="Source_20_Text"><text:span text:style-name="T10">double</text:span></text:span><text:span text:style-name="T8"> value.</text:span><text:bookmark text:name="i1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decrementExact-int-" text:style-name="Internet_20_link" text:visited-style-name="Visited_20_Internet_20_Link"><text:span text:style-name="Source_20_Text"><text:span text:style-name="T5">decrementExact</text:span></text:span></text:a><text:span text:style-name="Source_20_Text"><text:span text:style-name="T1">(int a)</text:span></text:span></text:p>
            <text:p text:style-name="P3"><text:span text:style-name="T8">Returns the argument decremented by one, throwing an exception if the result overflows an </text:span><text:span text:style-name="Source_20_Text"><text:span text:style-name="T10">int</text:span></text:span><text:span text:style-name="T8">.</text:span><text:bookmark text:name="i1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decrementExact-long-" text:style-name="Internet_20_link" text:visited-style-name="Visited_20_Internet_20_Link"><text:span text:style-name="Source_20_Text"><text:span text:style-name="T5">decrementExact</text:span></text:span></text:a><text:span text:style-name="Source_20_Text"><text:span text:style-name="T1">(long a)</text:span></text:span></text:p>
            <text:p text:style-name="P3"><text:span text:style-name="T8">Returns the argument decremented by one, throwing an exception if the result overflows a </text:span><text:span text:style-name="Source_20_Text"><text:span text:style-name="T10">long</text:span></text:span><text:span text:style-name="T8">.</text:span><text:bookmark text:name="i1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exp-double-" text:style-name="Internet_20_link" text:visited-style-name="Visited_20_Internet_20_Link"><text:span text:style-name="Source_20_Text"><text:span text:style-name="T7">exp</text:span></text:span></text:a><text:span text:style-name="Source_20_Text"><text:span text:style-name="T3">(double a)</text:span></text:span></text:p>
            <text:p text:style-name="P3"><text:span text:style-name="T8">Returns Euler's number </text:span><text:span text:style-name="T9">e</text:span><text:span text:style-name="T8"> raised to the power of a </text:span><text:span text:style-name="Source_20_Text"><text:span text:style-name="T10">double</text:span></text:span><text:span text:style-name="T8"> value.</text:span><text:bookmark text:name="i1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expm1-double-" text:style-name="Internet_20_link" text:visited-style-name="Visited_20_Internet_20_Link"><text:span text:style-name="Source_20_Text"><text:span text:style-name="T7">expm1</text:span></text:span></text:a><text:span text:style-name="Source_20_Text"><text:span text:style-name="T3">(double x)</text:span></text:span></text:p>
            <text:p text:style-name="P2">Returns <text:span text:style-name="T11">e</text:span><text:span text:style-name="T12">x</text:span> -1.<text:bookmark text:name="i2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floor-double-" text:style-name="Internet_20_link" text:visited-style-name="Visited_20_Internet_20_Link"><text:span text:style-name="Source_20_Text"><text:span text:style-name="T7">floor</text:span></text:span></text:a><text:span text:style-name="Source_20_Text"><text:span text:style-name="T3">(double a)</text:span></text:span></text:p>
            <text:p text:style-name="P3"><text:span text:style-name="T8">Returns the largest (closest to positive infinity) </text:span><text:span text:style-name="Source_20_Text"><text:span text:style-name="T10">double</text:span></text:span><text:span text:style-name="T8"> value that is less than or equal to the argument and is equal to a mathematical integer.</text:span><text:bookmark text:name="i2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floorDiv-int-int-" text:style-name="Internet_20_link" text:visited-style-name="Visited_20_Internet_20_Link"><text:span text:style-name="Source_20_Text"><text:span text:style-name="T5">floorDiv</text:span></text:span></text:a><text:span text:style-name="Source_20_Text"><text:span text:style-name="T1">(int x, int y)</text:span></text:span></text:p>
            <text:p text:style-name="P3"><text:span text:style-name="T8">Returns the largest (closest to positive infinity) </text:span><text:span text:style-name="Source_20_Text"><text:span text:style-name="T10">int</text:span></text:span><text:span text:style-name="T8"> value that is less than or equal to the algebraic </text:span><text:soft-page-break/><text:span text:style-name="T8">quotient.</text:span><text:bookmark text:name="i2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floorDiv-long-long-" text:style-name="Internet_20_link" text:visited-style-name="Visited_20_Internet_20_Link"><text:span text:style-name="Source_20_Text"><text:span text:style-name="T5">floorDiv</text:span></text:span></text:a><text:span text:style-name="Source_20_Text"><text:span text:style-name="T1">(long x, long y)</text:span></text:span></text:p>
            <text:p text:style-name="P3"><text:span text:style-name="T8">Returns the largest (closest to positive infinity) </text:span><text:span text:style-name="Source_20_Text"><text:span text:style-name="T10">long</text:span></text:span><text:span text:style-name="T8"> value that is less than or equal to the algebraic quotient.</text:span><text:bookmark text:name="i2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floorMod-int-int-" text:style-name="Internet_20_link" text:visited-style-name="Visited_20_Internet_20_Link"><text:span text:style-name="Source_20_Text"><text:span text:style-name="T5">floorMod</text:span></text:span></text:a><text:span text:style-name="Source_20_Text"><text:span text:style-name="T1">(int x, int y)</text:span></text:span></text:p>
            <text:p text:style-name="P3"><text:span text:style-name="T8">Returns the floor modulus of the </text:span><text:span text:style-name="Source_20_Text"><text:span text:style-name="T10">int</text:span></text:span><text:span text:style-name="T8"> arguments.</text:span><text:bookmark text:name="i2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floorMod-long-long-" text:style-name="Internet_20_link" text:visited-style-name="Visited_20_Internet_20_Link"><text:span text:style-name="Source_20_Text"><text:span text:style-name="T5">floorMod</text:span></text:span></text:a><text:span text:style-name="Source_20_Text"><text:span text:style-name="T1">(long x, long y)</text:span></text:span></text:p>
            <text:p text:style-name="P3"><text:span text:style-name="T8">Returns the floor modulus of the </text:span><text:span text:style-name="Source_20_Text"><text:span text:style-name="T10">long</text:span></text:span><text:span text:style-name="T8"> arguments.</text:span><text:bookmark text:name="i2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getExponent-double-" text:style-name="Internet_20_link" text:visited-style-name="Visited_20_Internet_20_Link"><text:span text:style-name="Source_20_Text"><text:span text:style-name="T5">getExponent</text:span></text:span></text:a><text:span text:style-name="Source_20_Text"><text:span text:style-name="T1">(double d)</text:span></text:span></text:p>
            <text:p text:style-name="P3"><text:span text:style-name="T8">Returns the unbiased exponent used in the representation of a </text:span><text:span text:style-name="Source_20_Text"><text:span text:style-name="T10">double</text:span></text:span><text:span text:style-name="T8">.</text:span><text:bookmark text:name="i2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getExponent-float-" text:style-name="Internet_20_link" text:visited-style-name="Visited_20_Internet_20_Link"><text:span text:style-name="Source_20_Text"><text:span text:style-name="T5">getExponent</text:span></text:span></text:a><text:span text:style-name="Source_20_Text"><text:span text:style-name="T1">(float f)</text:span></text:span></text:p>
            <text:p text:style-name="P3"><text:span text:style-name="T8">Returns the unbiased exponent used in the representation of a </text:span><text:span text:style-name="Source_20_Text"><text:span text:style-name="T10">float</text:span></text:span><text:span text:style-name="T8">.</text:span><text:bookmark text:name="i2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hypot-double-double-" text:style-name="Internet_20_link" text:visited-style-name="Visited_20_Internet_20_Link"><text:span text:style-name="Source_20_Text"><text:span text:style-name="T7">hypot</text:span></text:span></text:a><text:span text:style-name="Source_20_Text"><text:span text:style-name="T3">(double x, double y)</text:span></text:span></text:p>
            <text:p text:style-name="P2">Returns sqrt(<text:span text:style-name="T11">x</text:span><text:span text:style-name="T12">2</text:span> +<text:span text:style-name="T11">y</text:span><text:span text:style-name="T12">2</text:span>) without intermediate overflow or underflow.<text:bookmark text:name="i2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IEEEremainder-double-double-" text:style-name="Internet_20_link" text:visited-style-name="Visited_20_Internet_20_Link"><text:span text:style-name="Source_20_Text"><text:span text:style-name="T7">IEEEremainder</text:span></text:span></text:a><text:span text:style-name="Source_20_Text"><text:span text:style-name="T3">(double f1, double f2)</text:span></text:span></text:p>
            <text:p text:style-name="P2">Computes the remainder operation on two arguments as prescribed by the IEEE 754 standard.<text:bookmark text:name="i2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incrementExact-int-" text:style-name="Internet_20_link" text:visited-style-name="Visited_20_Internet_20_Link"><text:span text:style-name="Source_20_Text"><text:span text:style-name="T5">incrementExact</text:span></text:span></text:a><text:span text:style-name="Source_20_Text"><text:span text:style-name="T1">(int a)</text:span></text:span></text:p>
            <text:p text:style-name="P3"><text:span text:style-name="T8">Returns the argument incremented by one, throwing an exception if the result overflows an </text:span><text:span text:style-name="Source_20_Text"><text:span text:style-name="T10">int</text:span></text:span><text:span text:style-name="T8">.</text:span><text:bookmark text:name="i3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incrementExact-long-" text:style-name="Internet_20_link" text:visited-style-name="Visited_20_Internet_20_Link"><text:span text:style-name="Source_20_Text"><text:span text:style-name="T5">incrementExact</text:span></text:span></text:a><text:span text:style-name="Source_20_Text"><text:span text:style-name="T1">(long a)</text:span></text:span></text:p>
            <text:p text:style-name="P3"><text:span text:style-name="T8">Returns the argument incremented by one, throwing an exception if the result overflows a </text:span><text:span text:style-name="Source_20_Text"><text:span text:style-name="T10">long</text:span></text:span><text:span text:style-name="T8">.</text:span><text:bookmark text:name="i3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log-double-" text:style-name="Internet_20_link" text:visited-style-name="Visited_20_Internet_20_Link"><text:span text:style-name="Source_20_Text"><text:span text:style-name="T7">log</text:span></text:span></text:a><text:span text:style-name="Source_20_Text"><text:span text:style-name="T3">(double a)</text:span></text:span></text:p>
            <text:p text:style-name="P3"><text:span text:style-name="T8">Returns the natural logarithm (base </text:span><text:span text:style-name="T9">e</text:span><text:span text:style-name="T8">) of a </text:span><text:span text:style-name="Source_20_Text"><text:span text:style-name="T10">double</text:span></text:span><text:span text:style-name="T8"> value.</text:span><text:bookmark text:name="i3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log10-double-" text:style-name="Internet_20_link" text:visited-style-name="Visited_20_Internet_20_Link"><text:span text:style-name="Source_20_Text"><text:span text:style-name="T7">log10</text:span></text:span></text:a><text:span text:style-name="Source_20_Text"><text:span text:style-name="T3">(double a)</text:span></text:span></text:p>
            <text:p text:style-name="P3"><text:span text:style-name="T8">Returns the base 10 logarithm of a </text:span><text:span text:style-name="Source_20_Text"><text:span text:style-name="T10">double</text:span></text:span><text:span text:style-name="T8"> value.</text:span><text:bookmark text:name="i3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log1p-double-" text:style-name="Internet_20_link" text:visited-style-name="Visited_20_Internet_20_Link"><text:span text:style-name="Source_20_Text"><text:span text:style-name="T7">log1p</text:span></text:span></text:a><text:span text:style-name="Source_20_Text"><text:span text:style-name="T3">(double x)</text:span></text:span></text:p>
            <text:p text:style-name="P2">Returns the natural logarithm of the sum of the argument and 1.<text:bookmark text:name="i3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ax-double-double-" text:style-name="Internet_20_link" text:visited-style-name="Visited_20_Internet_20_Link"><text:span text:style-name="Source_20_Text"><text:span text:style-name="T5">max</text:span></text:span></text:a><text:span text:style-name="Source_20_Text"><text:span text:style-name="T1">(double a, double b)</text:span></text:span></text:p>
            <text:p text:style-name="P3"><text:span text:style-name="T8">Returns the greater of two </text:span><text:span text:style-name="Source_20_Text"><text:span text:style-name="T10">double</text:span></text:span><text:span text:style-name="T8"> values.</text:span><text:bookmark text:name="i3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ax-float-float-" text:style-name="Internet_20_link" text:visited-style-name="Visited_20_Internet_20_Link"><text:span text:style-name="Source_20_Text"><text:span text:style-name="T5">max</text:span></text:span></text:a><text:span text:style-name="Source_20_Text"><text:span text:style-name="T1">(float a, float b)</text:span></text:span></text:p>
            <text:p text:style-name="P3"><text:span text:style-name="T8">Returns the greater of two </text:span><text:span text:style-name="Source_20_Text"><text:span text:style-name="T10">float</text:span></text:span><text:span text:style-name="T8"> values.</text:span><text:bookmark text:name="i3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ax-int-int-" text:style-name="Internet_20_link" text:visited-style-name="Visited_20_Internet_20_Link"><text:span text:style-name="Source_20_Text"><text:span text:style-name="T5">max</text:span></text:span></text:a><text:span text:style-name="Source_20_Text"><text:span text:style-name="T1">(int a, int b)</text:span></text:span></text:p>
            <text:p text:style-name="P3"><text:span text:style-name="T8">Returns the greater of two </text:span><text:span text:style-name="Source_20_Text"><text:span text:style-name="T10">int</text:span></text:span><text:span text:style-name="T8"> values.</text:span><text:bookmark text:name="i3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ax-long-long-" text:style-name="Internet_20_link" text:visited-style-name="Visited_20_Internet_20_Link"><text:span text:style-name="Source_20_Text"><text:span text:style-name="T5">max</text:span></text:span></text:a><text:span text:style-name="Source_20_Text"><text:span text:style-name="T1">(long a, long b)</text:span></text:span></text:p>
            <text:p text:style-name="P3"><text:span text:style-name="T8">Returns the greater of two </text:span><text:span text:style-name="Source_20_Text"><text:span text:style-name="T10">long</text:span></text:span><text:span text:style-name="T8"> values.</text:span><text:bookmark text:name="i3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in-double-double-" text:style-name="Internet_20_link" text:visited-style-name="Visited_20_Internet_20_Link"><text:span text:style-name="Source_20_Text"><text:span text:style-name="T5">min</text:span></text:span></text:a><text:span text:style-name="Source_20_Text"><text:span text:style-name="T1">(double a, double b)</text:span></text:span></text:p>
            <text:p text:style-name="P3"><text:span text:style-name="T8">Returns the smaller of two </text:span><text:span text:style-name="Source_20_Text"><text:span text:style-name="T10">double</text:span></text:span><text:span text:style-name="T8"> values.</text:span><text:bookmark text:name="i3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in-float-float-" text:style-name="Internet_20_link" text:visited-style-name="Visited_20_Internet_20_Link"><text:span text:style-name="Source_20_Text"><text:span text:style-name="T5">min</text:span></text:span></text:a><text:span text:style-name="Source_20_Text"><text:span text:style-name="T1">(float a, float b)</text:span></text:span></text:p>
            <text:p text:style-name="P3"><text:span text:style-name="T8">Returns the smaller of two </text:span><text:span text:style-name="Source_20_Text"><text:span text:style-name="T10">float</text:span></text:span><text:span text:style-name="T8"> values.</text:span><text:bookmark text:name="i4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in-int-int-" text:style-name="Internet_20_link" text:visited-style-name="Visited_20_Internet_20_Link"><text:span text:style-name="Source_20_Text"><text:span text:style-name="T5">min</text:span></text:span></text:a><text:span text:style-name="Source_20_Text"><text:span text:style-name="T1">(int a, int b)</text:span></text:span></text:p>
            <text:p text:style-name="P3"><text:span text:style-name="T8">Returns the smaller of two </text:span><text:span text:style-name="Source_20_Text"><text:span text:style-name="T10">int</text:span></text:span><text:span text:style-name="T8"> values.</text:span><text:bookmark text:name="i4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in-long-long-" text:style-name="Internet_20_link" text:visited-style-name="Visited_20_Internet_20_Link"><text:span text:style-name="Source_20_Text"><text:span text:style-name="T5">min</text:span></text:span></text:a><text:span text:style-name="Source_20_Text"><text:span text:style-name="T1">(long a, long b)</text:span></text:span></text:p>
            <text:p text:style-name="P3"><text:span text:style-name="T8">Returns the smaller of two </text:span><text:span text:style-name="Source_20_Text"><text:span text:style-name="T10">long</text:span></text:span><text:span text:style-name="T8"> values.</text:span><text:bookmark text:name="i4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ultiplyExact-int-int-" text:style-name="Internet_20_link" text:visited-style-name="Visited_20_Internet_20_Link"><text:span text:style-name="Source_20_Text"><text:span text:style-name="T5">multiplyExact</text:span></text:span></text:a><text:span text:style-name="Source_20_Text"><text:span text:style-name="T1">(int x, int y)</text:span></text:span></text:p>
            <text:p text:style-name="P3"><text:span text:style-name="T8">Returns the product of the arguments, throwing an exception if the result overflows an </text:span><text:span text:style-name="Source_20_Text"><text:span text:style-name="T10">int</text:span></text:span><text:span text:style-name="T8">.</text:span><text:bookmark text:name="i4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multiplyExact-long-long-" text:style-name="Internet_20_link" text:visited-style-name="Visited_20_Internet_20_Link"><text:span text:style-name="Source_20_Text"><text:span text:style-name="T5">multiplyExact</text:span></text:span></text:a><text:span text:style-name="Source_20_Text"><text:span text:style-name="T1">(long x, long y)</text:span></text:span></text:p>
            <text:p text:style-name="P3"><text:span text:style-name="T8">Returns the product of the arguments, throwing an exception if the result overflows a </text:span><text:span text:style-name="Source_20_Text"><text:span text:style-name="T10">long</text:span></text:span><text:span text:style-name="T8">.</text:span><text:bookmark text:name="i4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gateExact-int-" text:style-name="Internet_20_link" text:visited-style-name="Visited_20_Internet_20_Link"><text:span text:style-name="Source_20_Text"><text:span text:style-name="T5">negateExact</text:span></text:span></text:a><text:span text:style-name="Source_20_Text"><text:span text:style-name="T1">(int a)</text:span></text:span></text:p>
            <text:p text:style-name="P3"><text:soft-page-break/><text:span text:style-name="T8">Returns the negation of the argument, throwing an exception if the result overflows an </text:span><text:span text:style-name="Source_20_Text"><text:span text:style-name="T10">int</text:span></text:span><text:span text:style-name="T8">.</text:span><text:bookmark text:name="i4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gateExact-long-" text:style-name="Internet_20_link" text:visited-style-name="Visited_20_Internet_20_Link"><text:span text:style-name="Source_20_Text"><text:span text:style-name="T5">negateExact</text:span></text:span></text:a><text:span text:style-name="Source_20_Text"><text:span text:style-name="T1">(long a)</text:span></text:span></text:p>
            <text:p text:style-name="P3"><text:span text:style-name="T8">Returns the negation of the argument, throwing an exception if the result overflows a </text:span><text:span text:style-name="Source_20_Text"><text:span text:style-name="T10">long</text:span></text:span><text:span text:style-name="T8">.</text:span><text:bookmark text:name="i4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xtAfter-double-double-" text:style-name="Internet_20_link" text:visited-style-name="Visited_20_Internet_20_Link"><text:span text:style-name="Source_20_Text"><text:span text:style-name="T5">nextAfter</text:span></text:span></text:a><text:span text:style-name="Source_20_Text"><text:span text:style-name="T1">(double start, double direction)</text:span></text:span></text:p>
            <text:p text:style-name="P2">Returns the floating-point number adjacent to the first argument in the direction of the second argument.<text:bookmark text:name="i4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xtAfter-float-double-" text:style-name="Internet_20_link" text:visited-style-name="Visited_20_Internet_20_Link"><text:span text:style-name="Source_20_Text"><text:span text:style-name="T5">nextAfter</text:span></text:span></text:a><text:span text:style-name="Source_20_Text"><text:span text:style-name="T1">(float start, double direction)</text:span></text:span></text:p>
            <text:p text:style-name="P2">Returns the floating-point number adjacent to the first argument in the direction of the second argument.<text:bookmark text:name="i4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xtDown-double-" text:style-name="Internet_20_link" text:visited-style-name="Visited_20_Internet_20_Link"><text:span text:style-name="Source_20_Text"><text:span text:style-name="T5">nextDown</text:span></text:span></text:a><text:span text:style-name="Source_20_Text"><text:span text:style-name="T1">(double d)</text:span></text:span></text:p>
            <text:p text:style-name="P3"><text:span text:style-name="T8">Returns the floating-point value adjacent to </text:span><text:span text:style-name="Source_20_Text"><text:span text:style-name="T10">d</text:span></text:span><text:span text:style-name="T8"> in the direction of negative infinity.</text:span><text:bookmark text:name="i4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xtDown-float-" text:style-name="Internet_20_link" text:visited-style-name="Visited_20_Internet_20_Link"><text:span text:style-name="Source_20_Text"><text:span text:style-name="T5">nextDown</text:span></text:span></text:a><text:span text:style-name="Source_20_Text"><text:span text:style-name="T1">(float f)</text:span></text:span></text:p>
            <text:p text:style-name="P3"><text:span text:style-name="T8">Returns the floating-point value adjacent to </text:span><text:span text:style-name="Source_20_Text"><text:span text:style-name="T10">f</text:span></text:span><text:span text:style-name="T8"> in the direction of negative infinity.</text:span><text:bookmark text:name="i5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xtUp-double-" text:style-name="Internet_20_link" text:visited-style-name="Visited_20_Internet_20_Link"><text:span text:style-name="Source_20_Text"><text:span text:style-name="T5">nextUp</text:span></text:span></text:a><text:span text:style-name="Source_20_Text"><text:span text:style-name="T1">(double d)</text:span></text:span></text:p>
            <text:p text:style-name="P3"><text:span text:style-name="T8">Returns the floating-point value adjacent to </text:span><text:span text:style-name="Source_20_Text"><text:span text:style-name="T10">d</text:span></text:span><text:span text:style-name="T8"> in the direction of positive infinity.</text:span><text:bookmark text:name="i5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nextUp-float-" text:style-name="Internet_20_link" text:visited-style-name="Visited_20_Internet_20_Link"><text:span text:style-name="Source_20_Text"><text:span text:style-name="T5">nextUp</text:span></text:span></text:a><text:span text:style-name="Source_20_Text"><text:span text:style-name="T1">(float f)</text:span></text:span></text:p>
            <text:p text:style-name="P3"><text:span text:style-name="T8">Returns the floating-point value adjacent to </text:span><text:span text:style-name="Source_20_Text"><text:span text:style-name="T10">f</text:span></text:span><text:span text:style-name="T8"> in the direction of positive infinity.</text:span><text:bookmark text:name="i5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pow-double-double-" text:style-name="Internet_20_link" text:visited-style-name="Visited_20_Internet_20_Link"><text:span text:style-name="Source_20_Text"><text:span text:style-name="T7">pow</text:span></text:span></text:a><text:span text:style-name="Source_20_Text"><text:span text:style-name="T3">(double a, double b)</text:span></text:span></text:p>
            <text:p text:style-name="P2">Returns the value of the first argument raised to the power of the second argument.<text:bookmark text:name="i5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random--" text:style-name="Internet_20_link" text:visited-style-name="Visited_20_Internet_20_Link"><text:span text:style-name="Source_20_Text"><text:span text:style-name="T7">random</text:span></text:span></text:a><text:span text:style-name="Source_20_Text"><text:span text:style-name="T3">()</text:span></text:span></text:p>
            <text:p text:style-name="P3"><text:span text:style-name="T8">Returns a </text:span><text:span text:style-name="Source_20_Text"><text:span text:style-name="T10">double</text:span></text:span><text:span text:style-name="T8"> value with a positive sign, greater than or equal to </text:span><text:span text:style-name="Source_20_Text"><text:span text:style-name="T10">0.0</text:span></text:span><text:span text:style-name="T8"> and less than </text:span><text:span text:style-name="Source_20_Text"><text:span text:style-name="T10">1.0</text:span></text:span><text:span text:style-name="T8">.</text:span><text:bookmark text:name="i5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rint-double-" text:style-name="Internet_20_link" text:visited-style-name="Visited_20_Internet_20_Link"><text:span text:style-name="Source_20_Text"><text:span text:style-name="T7">rint</text:span></text:span></text:a><text:span text:style-name="Source_20_Text"><text:span text:style-name="T3">(double a)</text:span></text:span></text:p>
            <text:p text:style-name="P3"><text:span text:style-name="T8">Returns the </text:span><text:span text:style-name="Source_20_Text"><text:span text:style-name="T10">double</text:span></text:span><text:span text:style-name="T8"> value that is closest in value to the argument and is equal to a mathematical integer.</text:span><text:bookmark text:name="i5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round-double-" text:style-name="Internet_20_link" text:visited-style-name="Visited_20_Internet_20_Link"><text:span text:style-name="Source_20_Text"><text:span text:style-name="T5">round</text:span></text:span></text:a><text:span text:style-name="Source_20_Text"><text:span text:style-name="T1">(double a)</text:span></text:span></text:p>
            <text:p text:style-name="P3"><text:span text:style-name="T8">Returns the closest </text:span><text:span text:style-name="Source_20_Text"><text:span text:style-name="T10">long</text:span></text:span><text:span text:style-name="T8"> to the argument, with ties rounding to positive infinity.</text:span><text:bookmark text:name="i5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round-float-" text:style-name="Internet_20_link" text:visited-style-name="Visited_20_Internet_20_Link"><text:span text:style-name="Source_20_Text"><text:span text:style-name="T5">round</text:span></text:span></text:a><text:span text:style-name="Source_20_Text"><text:span text:style-name="T1">(float a)</text:span></text:span></text:p>
            <text:p text:style-name="P3"><text:span text:style-name="T8">Returns the closest </text:span><text:span text:style-name="Source_20_Text"><text:span text:style-name="T10">int</text:span></text:span><text:span text:style-name="T8"> to the argument, with ties rounding to positive infinity.</text:span><text:bookmark text:name="i5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calb-double-int-" text:style-name="Internet_20_link" text:visited-style-name="Visited_20_Internet_20_Link"><text:span text:style-name="Source_20_Text"><text:span text:style-name="T5">scalb</text:span></text:span></text:a><text:span text:style-name="Source_20_Text"><text:span text:style-name="T1">(double d, int scaleFactor)</text:span></text:span></text:p>
            <text:p text:style-name="P3"><text:span text:style-name="T8">Returns </text:span><text:span text:style-name="Source_20_Text"><text:span text:style-name="T10">d</text:span></text:span><text:span text:style-name="T8"> × 2</text:span><text:span text:style-name="Source_20_Text"><text:span text:style-name="T10">scaleFactor</text:span></text:span><text:span text:style-name="T8"> rounded as if performed by a single correctly rounded floating-point multiply to a member of the double value set.</text:span><text:bookmark text:name="i5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calb-float-int-" text:style-name="Internet_20_link" text:visited-style-name="Visited_20_Internet_20_Link"><text:span text:style-name="Source_20_Text"><text:span text:style-name="T5">scalb</text:span></text:span></text:a><text:span text:style-name="Source_20_Text"><text:span text:style-name="T1">(float f, int scaleFactor)</text:span></text:span></text:p>
            <text:p text:style-name="P3"><text:span text:style-name="T8">Returns </text:span><text:span text:style-name="Source_20_Text"><text:span text:style-name="T10">f</text:span></text:span><text:span text:style-name="T8"> × 2</text:span><text:span text:style-name="Source_20_Text"><text:span text:style-name="T10">scaleFactor</text:span></text:span><text:span text:style-name="T8"> rounded as if performed by a single correctly rounded floating-point multiply to a member of the float value set.</text:span><text:bookmark text:name="i5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ignum-double-" text:style-name="Internet_20_link" text:visited-style-name="Visited_20_Internet_20_Link"><text:span text:style-name="Source_20_Text"><text:span text:style-name="T5">signum</text:span></text:span></text:a><text:span text:style-name="Source_20_Text"><text:span text:style-name="T1">(double d)</text:span></text:span></text:p>
            <text:p text:style-name="P2">Returns the signum function of the argument; zero if the argument is zero, 1.0 if the argument is greater than zero, -1.0 if the argument is less than zero.<text:bookmark text:name="i6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ignum-float-" text:style-name="Internet_20_link" text:visited-style-name="Visited_20_Internet_20_Link"><text:span text:style-name="Source_20_Text"><text:span text:style-name="T5">signum</text:span></text:span></text:a><text:span text:style-name="Source_20_Text"><text:span text:style-name="T1">(float f)</text:span></text:span></text:p>
            <text:p text:style-name="P2">Returns the signum function of the argument; zero if the argument is zero, 1.0f if the argument is greater than zero, -1.0f if the argument is less than zero.<text:bookmark text:name="i6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in-double-" text:style-name="Internet_20_link" text:visited-style-name="Visited_20_Internet_20_Link"><text:span text:style-name="Source_20_Text"><text:span text:style-name="T7">sin</text:span></text:span></text:a><text:span text:style-name="Source_20_Text"><text:span text:style-name="T3">(double a)</text:span></text:span></text:p>
            <text:p text:style-name="P2">Returns the trigonometric sine of an angle.<text:bookmark text:name="i6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inh-double-" text:style-name="Internet_20_link" text:visited-style-name="Visited_20_Internet_20_Link"><text:span text:style-name="Source_20_Text"><text:span text:style-name="T7">sinh</text:span></text:span></text:a><text:span text:style-name="Source_20_Text"><text:span text:style-name="T3">(double x)</text:span></text:span></text:p>
            <text:p text:style-name="P3"><text:span text:style-name="T8">Returns the hyperbolic sine of a </text:span><text:span text:style-name="Source_20_Text"><text:span text:style-name="T10">double</text:span></text:span><text:span text:style-name="T8"> value.</text:span><text:bookmark text:name="i63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qrt-double-" text:style-name="Internet_20_link" text:visited-style-name="Visited_20_Internet_20_Link"><text:span text:style-name="Source_20_Text"><text:span text:style-name="T7">sqrt</text:span></text:span></text:a><text:span text:style-name="Source_20_Text"><text:span text:style-name="T3">(double a)</text:span></text:span></text:p>
            <text:p text:style-name="P3"><text:span text:style-name="T8">Returns the correctly rounded positive square root of a </text:span><text:span text:style-name="Source_20_Text"><text:span text:style-name="T10">double</text:span></text:span><text:span text:style-name="T8"> value.</text:span><text:bookmark text:name="i64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ubtractExact-int-int-" text:style-name="Internet_20_link" text:visited-style-name="Visited_20_Internet_20_Link"><text:span text:style-name="Source_20_Text"><text:span text:style-name="T5">subtractExact</text:span></text:span></text:a><text:span text:style-name="Source_20_Text"><text:span text:style-name="T1">(int x, int y)</text:span></text:span></text:p>
            <text:p text:style-name="P3"><text:span text:style-name="T8">Returns the difference of the arguments, throwing an exception if the result overflows an </text:span><text:span text:style-name="Source_20_Text"><text:span text:style-name="T10">int</text:span></text:span><text:span text:style-name="T8">.</text:span><text:bookmark text:name="i65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</text:span></text:span><text:soft-page-break/><text:span text:style-name="Source_20_Text"><text:span text:style-name="T1">long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subtractExact-long-long-" text:style-name="Internet_20_link" text:visited-style-name="Visited_20_Internet_20_Link"><text:span text:style-name="Source_20_Text"><text:span text:style-name="T5">subtractExact</text:span></text:span></text:a><text:span text:style-name="Source_20_Text"><text:span text:style-name="T1">(long x, long y)</text:span></text:span></text:p>
            <text:p text:style-name="P3"><text:soft-page-break/><text:span text:style-name="T8">Returns the difference of the arguments, throwing an exception if the result overflows a </text:span><text:span text:style-name="Source_20_Text"><text:span text:style-name="T10">long</text:span></text:span><text:span text:style-name="T8">.</text:span><text:bookmark text:name="i66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tan-double-" text:style-name="Internet_20_link" text:visited-style-name="Visited_20_Internet_20_Link"><text:span text:style-name="Source_20_Text"><text:span text:style-name="T7">tan</text:span></text:span></text:a><text:span text:style-name="Source_20_Text"><text:span text:style-name="T3">(double a)</text:span></text:span></text:p>
            <text:p text:style-name="P2">Returns the trigonometric tangent of an angle.<text:bookmark text:name="i67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tanh-double-" text:style-name="Internet_20_link" text:visited-style-name="Visited_20_Internet_20_Link"><text:span text:style-name="Source_20_Text"><text:span text:style-name="T7">tanh</text:span></text:span></text:a><text:span text:style-name="Source_20_Text"><text:span text:style-name="T3">(double x)</text:span></text:span></text:p>
            <text:p text:style-name="P3"><text:span text:style-name="T8">Returns the hyperbolic tangent of a </text:span><text:span text:style-name="Source_20_Text"><text:span text:style-name="T10">double</text:span></text:span><text:span text:style-name="T8"> value.</text:span><text:bookmark text:name="i68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toDegrees-double-" text:style-name="Internet_20_link" text:visited-style-name="Visited_20_Internet_20_Link"><text:span text:style-name="Source_20_Text"><text:span text:style-name="T7">toDegrees</text:span></text:span></text:a><text:span text:style-name="Source_20_Text"><text:span text:style-name="T3">(double angrad)</text:span></text:span></text:p>
            <text:p text:style-name="P2">Converts an angle measured in radians to an approximately equivalent angle measured in degrees.<text:bookmark text:name="i69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in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toIntExact-long-" text:style-name="Internet_20_link" text:visited-style-name="Visited_20_Internet_20_Link"><text:span text:style-name="Source_20_Text"><text:span text:style-name="T7">toIntExact</text:span></text:span></text:a><text:span text:style-name="Source_20_Text"><text:span text:style-name="T3">(long value)</text:span></text:span></text:p>
            <text:p text:style-name="P3"><text:span text:style-name="T8">Returns the value of the </text:span><text:span text:style-name="Source_20_Text"><text:span text:style-name="T10">long</text:span></text:span><text:span text:style-name="T8"> argument; throwing an exception if the value overflows an </text:span><text:span text:style-name="Source_20_Text"><text:span text:style-name="T10">int</text:span></text:span><text:span text:style-name="T8">.</text:span><text:bookmark text:name="i70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toRadians-double-" text:style-name="Internet_20_link" text:visited-style-name="Visited_20_Internet_20_Link"><text:span text:style-name="Source_20_Text"><text:span text:style-name="T7">toRadians</text:span></text:span></text:a><text:span text:style-name="Source_20_Text"><text:span text:style-name="T3">(double angdeg)</text:span></text:span></text:p>
            <text:p text:style-name="P2">Converts an angle measured in degrees to an approximately equivalent angle measured in radians.<text:bookmark text:name="i71"/></text:p>
          </table:table-cell>
        </table:table-row>
        <table:table-row table:style-name="Table1.2">
          <table:table-cell table:style-name="Table1.A1" office:value-type="string">
            <text:p text:style-name="P1"><text:span text:style-name="Source_20_Text"><text:span text:style-name="T1">static double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ulp-double-" text:style-name="Internet_20_link" text:visited-style-name="Visited_20_Internet_20_Link"><text:span text:style-name="Source_20_Text"><text:span text:style-name="T5">ulp</text:span></text:span></text:a><text:span text:style-name="Source_20_Text"><text:span text:style-name="T1">(double d)</text:span></text:span></text:p>
            <text:p text:style-name="P2">Returns the size of an ulp of the argument.<text:bookmark text:name="i72"/></text:p>
          </table:table-cell>
        </table:table-row>
        <table:table-row table:style-name="Table1.1">
          <table:table-cell table:style-name="Table1.A1" office:value-type="string">
            <text:p text:style-name="P1"><text:span text:style-name="Source_20_Text"><text:span text:style-name="T1">static float</text:span></text:span></text:p>
          </table:table-cell>
          <table:table-cell table:style-name="Table1.A1" office:value-type="string">
            <text:p text:style-name="P1"><text:a xlink:type="simple" xlink:href="https://docs.oracle.com/javase/8/docs/api/java/lang/Math.html#ulp-float-" text:style-name="Internet_20_link" text:visited-style-name="Visited_20_Internet_20_Link"><text:span text:style-name="Source_20_Text"><text:span text:style-name="T5">ulp</text:span></text:span></text:a><text:span text:style-name="Source_20_Text"><text:span text:style-name="T1">(float f)</text:span></text:span></text:p>
            <text:p text:style-name="P2">Returns the size of an ulp of the argumen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DejaVu Serif" svg:font-family="'DejaVu Serif', Georgia, 'Times New Roman', Times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3:41:12.445000000</meta:creation-date>
    <dc:date>2020-10-23T13:49:32.183000000</dc:date>
    <meta:editing-duration>PT8M19S</meta:editing-duration>
    <meta:editing-cycles>2</meta:editing-cycles>
    <meta:generator>LibreOffice/5.4.6.2$Windows_X86_64 LibreOffice_project/4014ce260a04f1026ba855d3b8d91541c224eab8</meta:generator>
    <meta:document-statistic meta:table-count="1" meta:image-count="0" meta:object-count="0" meta:page-count="4" meta:paragraph-count="219" meta:word-count="1295" meta:character-count="7958" meta:non-whitespace-character-count="6882"/>
  </office:meta>
</office:document-meta>
</file>